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e6e5c" officeooo:paragraph-rsid="001e6e5c"/>
    </style:style>
    <style:style style:name="P2" style:family="paragraph" style:parent-style-name="Standard">
      <style:text-properties fo:font-weight="bold" officeooo:rsid="001e6e5c" officeooo:paragraph-rsid="001e6e5c" style:font-weight-asian="bold" style:font-weight-complex="bold"/>
    </style:style>
    <style:style style:name="P3" style:family="paragraph" style:parent-style-name="Standard">
      <style:text-properties fo:font-size="14pt" officeooo:rsid="001e6e5c" officeooo:paragraph-rsid="001e6e5c" style:font-size-asian="14pt" style:font-size-complex="14pt"/>
    </style:style>
    <style:style style:name="P4" style:family="paragraph" style:parent-style-name="Standard">
      <style:text-properties fo:font-size="12pt" officeooo:rsid="00202891" officeooo:paragraph-rsid="00202891" style:font-size-asian="10.5pt" style:font-size-complex="12pt"/>
    </style:style>
    <style:style style:name="P5" style:family="paragraph" style:parent-style-name="Standard">
      <style:text-properties fo:font-size="12pt" officeooo:rsid="00209774" officeooo:paragraph-rsid="00209774" style:font-size-asian="10.5pt" style:font-size-complex="12pt"/>
    </style:style>
    <style:style style:name="P6" style:family="paragraph" style:parent-style-name="Standard">
      <style:text-properties fo:font-size="12pt" fo:font-weight="bold" officeooo:rsid="00209774" officeooo:paragraph-rsid="00209774" style:font-size-asian="10.5pt" style:font-weight-asian="bold" style:font-size-complex="12pt" style:font-weight-complex="bold"/>
    </style:style>
    <style:style style:name="P7" style:family="paragraph" style:parent-style-name="Standard">
      <style:text-properties fo:language="nb" fo:country="NO" officeooo:rsid="001e6e5c" officeooo:paragraph-rsid="001e6e5c"/>
    </style:style>
    <style:style style:name="P8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T1" style:family="text">
      <style:text-properties fo:language="nb" fo:country="NO"/>
    </style:style>
    <style:style style:name="T2" style:family="text">
      <style:text-properties officeooo:rsid="00209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RT Refleksjonsnotat X-Y Uke Z</text:p>
      <text:p text:style-name="P4"><text:span text:style-name="T2">Navn: </text:span>Lars André Roda Jansen</text:p>
      <text:p text:style-name="P5">Dato: </text:p>
      <text:p text:style-name="P5"/>
      <text:p text:style-name="P6">Læringsutbytte:</text:p>
      <text:p text:style-name="P5"/>
      <text:p text:style-name="P1"/>
      <text:p text:style-name="P2">Tre på topp ERT-X:</text:p>
      <text:p text:style-name="P1">Tekst...</text:p>
      <text:p text:style-name="P1"/>
      <text:p text:style-name="P2">Tre på topp ERT-Y:</text:p>
      <text:p text:style-name="P1">Tekst...</text:p>
      <text:p text:style-name="P1"/>
      <text:p text:style-name="P2">Bilder:</text:p>
      <text:p text:style-name="P1">Bilder...</text:p>
      <text:p text:style-name="P1"/>
      <text:p text:style-name="P2">Hvor langt (hvilken oppgave) kom du<text:span text:style-name="T1"> i løpet av fredagen?</text:span></text:p>
      <text:p text:style-name="P7">Tekst...</text:p>
      <text:p text:style-name="P1"><text:span text:style-name="T1"/></text:p>
      <text:p text:style-name="P8">Hva lurer jeg på?:</text:p>
      <text:p text:style-name="P7">Tekst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8-19T11:51:10.831154877</dc:date>
    <meta:editing-duration>PT12M10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4" meta:word-count="40" meta:character-count="237" meta:non-whitespace-character-count="210"/>
  </office:meta>
</office:document-meta>
</file>